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3.009cm" fo:min-width="3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0.25cm" fo:min-width="12.288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56cm" fo:min-width="8.58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7cm" fo:min-width="2.528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7cm" fo:min-width="1.856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3cm" fo:min-width="1.856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2cm" fo:min-width="1.856cm"/>
      <style:paragraph-properties style:writing-mode="lr-tb"/>
    </style:style>
    <style:style style:name="gr8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4cm" fo:min-width="1.856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473cm" fo:min-width="1.85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4.25cm" fo:min-width="7.689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top" draw:auto-grow-height="false" fo:min-height="3.008cm" fo:min-width="3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top" draw:auto-grow-height="false" fo:min-height="4.008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0.75cm" fo:min-width="3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 style:parent-style-name="standard">
      <style:graphic-properties draw:fill-color="#2a6099" draw:textarea-horizontal-align="justify" draw:textarea-vertical-align="top" draw:auto-grow-height="false" fo:min-height="1.508cm" fo:min-width="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2.509cm" fo:min-width="3.038cm"/>
      <style:paragraph-properties style:writing-mode="lr-tb"/>
    </style:style>
    <style:style style:name="gr17" style:family="graphic" style:parent-style-name="standard" style:list-style-name="L1">
      <style:graphic-properties draw:opacity="0%" draw:textarea-horizontal-align="justify" draw:textarea-vertical-align="top" draw:auto-grow-height="false" fo:min-height="8.25cm" fo:min-width="4.5cm"/>
      <style:paragraph-properties style:writing-mode="lr-tb"/>
    </style:style>
    <style:style style:name="gr18" style:family="graphic" style:parent-style-name="standard">
      <style:graphic-properties draw:fill-color="#2a6099" draw:opacity="100%" draw:textarea-horizontal-align="justify" draw:textarea-vertical-align="top" draw:auto-grow-height="false" fo:min-height="4.25cm" fo:min-width="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2.25cm" fo:min-width="2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8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8pt" style:font-size-asian="12pt" style:font-size-complex="12pt"/>
    </style:style>
    <style:style style:name="P3" style:family="paragraph">
      <loext:graphic-properties draw:fill-color="#2a6099"/>
      <style:paragraph-properties fo:text-align="start" style:writing-mode="lr-tb"/>
      <style:text-properties fo:font-size="8pt" style:font-size-asian="12pt" style:font-size-complex="12pt"/>
    </style:style>
    <style:style style:name="P4" style:family="paragraph">
      <style:paragraph-properties fo:margin-left="0.3cm" fo:margin-right="0cm" fo:text-align="center" fo:text-indent="0cm" style:writing-mode="lr-tb"/>
      <style:text-properties fo:font-size="8pt"/>
    </style:style>
    <style:style style:name="P5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8pt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-color="#2a6099"/>
      <style:paragraph-properties fo:text-align="center" style:writing-mode="lr-tb"/>
      <style:text-properties fo:font-size="8pt"/>
    </style:style>
    <style:style style:name="P8" style:family="paragraph">
      <style:paragraph-properties fo:text-align="start" style:writing-mode="lr-tb"/>
      <style:text-properties fo:font-size="8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2a6099"/>
      <style:paragraph-properties fo:text-align="start" style:writing-mode="lr-tb"/>
      <style:text-properties fo:font-size="8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8pt"/>
    </style:style>
    <style:style style:name="P11" style:family="paragraph">
      <style:paragraph-properties fo:text-align="start" style:writing-mode="lr-tb"/>
      <style:text-properties fo:font-size="8pt"/>
    </style:style>
    <style:style style:name="P12" style:family="paragraph">
      <loext:graphic-properties draw:fill-color="#2a6099"/>
      <style:paragraph-properties fo:text-align="start" style:writing-mode="lr-tb"/>
      <style:text-properties fo:font-size="8pt"/>
    </style:style>
    <style:style style:name="P13" style:family="paragraph">
      <style:paragraph-properties fo:text-align="start"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-color="#2a6099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-color="#2a6099" draw:opacity="100%"/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038cm" svg:height="3.259cm" svg:x="0.962cm" svg:y="1cm">
          <text:p text:style-name="P1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88cm" svg:height="10.5cm" svg:x="5.712cm" svg:y="0.5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087cm" svg:height="4.706cm" svg:x="8.068cm" svg:y="0.862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96cm" svg:y="1.586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463cm" svg:y="1.586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1.432cm" svg:y="3.034cm">
          <text:p text:style-name="P4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1.432cm" svg:y="4.121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4.463cm" svg:y="3.034cm">
          <text:p text:style-name="P4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4.463cm" svg:y="4.121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087cm" svg:height="4.706cm" svg:x="8.001cm" svg:y="6.059cm">
          <text:p text:style-name="P8"><text:span text:style-name="T2">www1.example.or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29cm" svg:y="6.783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396cm" svg:y="6.783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1.365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1.365cm" svg:y="9.042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4.396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4.396cm" svg:y="9.042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189cm" svg:height="14.5cm" svg:x="18.811cm" svg:y="0.5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3.5cm" svg:height="3.258cm" svg:x="19cm" svg:y="2.242cm">
          <text:p text:style-name="P11"><text:span text:style-name="T1">selectedRegion</text:span><text:span text:style-name="T4"><text:line-break/></text:span><text:span text:style-name="T4"/></text:p>
          <text:p text:style-name="P11"><text:span text:style-name="T4">region selected by user.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cm" svg:height="4.258cm" svg:x="23cm" svg:y="2.242cm">
          <text:p text:style-name="P11"><text:span text:style-name="T1">regions</text:span><text:span text:style-name="T4"><text:line-break/></text:span><text:span text:style-name="T4"/></text:p>
          <text:p text:style-name="P11"><text:span text:style-name="T4">collection of region and </text:span></text:p>
          <text:p text:style-name="P11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4cm">
          <text:p text:style-name="P13"><text:span text:style-name="T5">france</text:span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4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5cm">
          <text:p text:style-name="P13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5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5cm" svg:height="1.758cm" svg:x="19cm" svg:y="5.742cm">
          <text:p text:style-name="P11"><text:span text:style-name="T1">lastRefresh</text:span><text:span text:style-name="T4"><text:line-break/></text:span><text:span text:style-name="T4"/></text:p>
          <text:p text:style-name="P11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538cm" svg:height="2.759cm" svg:x="1cm" svg:y="4.741cm">
          <text:p text:style-name="P1"><text:span text:style-name="T1">analysisRunning</text:span></text:p>
          <text:p text:style-name="P1"><text:span text:style-name="T1"/></text:p>
          <text:p text:style-name="P1"><text:span text:style-name="T6">Did analysis is </text:span></text:p>
          <text:p text:style-name="P1"><text:span text:style-name="T6">Running currently runn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cm" svg:height="8.5cm" svg:x="0.5cm" svg:y="0.5cm">
          <text:p text:style-name="P16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1.5cm" svg:height="4.5cm" svg:x="5.5cm" svg:y="11.5cm">
          <text:p text:style-name="P18"><text:span text:style-name="T8">pref</text:span><text:span text:style-name="T8"><text:line-break/></text:span><text:span text:style-name="T9"><text:line-break/></text:span><text:span text:style-name="T9">general preferences for user :</text:span><text:span text:style-name="T9"><text:line-break/></text:span><text:span text:style-name="T9">eg </text:span></text:p>
          <text:p text:style-name="P18"><text:span text:style-name="T9"><text:tab/></text:span><text:span text:style-name="T9">auto refresh, <text:s text:c="26"/></text:span><text:span text:style-name="T9"><text:tab/></text:span><text:span text:style-name="T9">daemon.changes.auto_refresh</text:span><text:span text:style-name="T9"><text:line-break/></text:span><text:span text:style-name="T9"> <text:s text:c="15"/>refresh ms, <text:s text:c="28"/></text:span><text:span text:style-name="T9"><text:tab/></text:span><text:span text:style-name="T9">daemon.changes.msBetweenChanges</text:span><text:span text:style-name="T9"><text:line-break/></text:span><text:span text:style-name="T9"><text:tab/></text:span><text:span text:style-name="T9">daemon refresh speed</text:span><text:span text:style-name="T9"><text:tab/></text:span><text:span text:style-name="T9"><text:tab/></text:span><text:span text:style-name="T9">daemon.changes.loopMs</text:span></text:p>
          <text:p text:style-name="P18"><text:span text:style-name="T10"><text:tab/></text:span><text:span text:style-name="T9"> </text:span><text:span text:style-name="T9">daemon download refresh speed</text:span><text:span text:style-name="T9"><text:tab/></text:span><text:span text:style-name="T9">daemon.download.loopMs</text:span><text:span text:style-name="T9"><text:line-break/></text:span><text:span text:style-name="T9"><text:tab/></text:span><text:span text:style-name="T9">selected region, <text:s text:c="21"/></text:span><text:span text:style-name="T9"><text:tab/></text:span><text:span text:style-name="T9">analysis.selectedRegion</text:span></text:p>
          <text:p text:style-name="P18"><text:span text:style-name="T9"><text:tab/></text:span><text:span text:style-name="T9">refresh carbon interval <text:s text:c="11"/></text:span><text:span text:style-name="T9"><text:tab/></text:span><text:span text:style-name="T9">analysis.carbonIntensity.refreshMs</text:span><text:span text:style-name="T9"><text:line-break/></text:span><text:span text:style-name="T9"><text:tab/></text:span><text:span text:style-name="T9">min ms between two data update <text:s text:c="9"/>tab.data.update.minMs</text:span><text:span text:style-name="T9"><text:line-break/></text:span><text:span text:style-name="T9"><text:tab/></text:span><text:span text:style-name="T9">remove animation <text:s text:c="33"/>tab.animate</text:span><text:span text:style-name="T9"><text:line-break/></text:span><text:span text:style-name="T9"> <text:s text:c="15"/>show debug info</text:span><text:span text:style-name="T9"><text:tab/></text:span><text:span text:style-name="T9"><text:tab/></text:span><text:span text:style-name="T9"><text:tab/></text:span><text:span text:style-name="T9">debug</text:span></text:p>
          <text:p text:style-name="P18"><text:span text:style-name="T9"><text:s text:c="15"/></text:span><text:span text:style-name="T9"><text:line-break/></text:span><text:span text:style-name="T9"> <text:s text:c="14"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cm" svg:height="2.5cm" svg:x="8cm" svg:y="3.068cm">
          <text:p text:style-name="P1"><text:span text:style-name="T1">attentionTime</text:span></text:p>
          <text:p text:style-name="P1"><text:span text:style-name="T6">(en ms)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cm" svg:height="2.5cm" svg:x="8cm" svg:y="8.265cm">
          <text:p text:style-name="P20"><text:span text:style-name="T11">attentionTime</text:span><text:span text:style-name="T11"><text:line-break/></text:span><text:span text:style-name="T6">(en m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Standard" style:page-layout-name="PM1" draw:style-name="Mdp1">
      <draw:frame presentation:style-name="Standard-title" draw:layer="backgroundobjects" svg:width="25.198cm" svg:height="2.628cm" svg:x="1.4cm" svg:y="0.629cm" presentation:class="title" presentation:placeholder="true">
        <draw:text-box/>
      </draw:frame>
      <draw:frame presentation:style-name="Standard-outline1" draw:layer="backgroundobjects" svg:width="25.198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3-25T21:27:18.193000000</dc:date>
    <meta:editing-duration>PT3H10M29S</meta:editing-duration>
    <meta:editing-cycles>17</meta:editing-cycles>
    <meta:generator>LibreOffice/7.1.2.2$Windows_X86_64 LibreOffice_project/8a45595d069ef5570103caea1b71cc9d82b2aae4</meta:generator>
    <meta:document-statistic meta:object-count="52"/>
  </office:meta>
</office:document-meta>
</file>